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5000000D9A48E70F05A5352AD.png" manifest:media-type="image/png"/>
  <manifest:file-entry manifest:full-path="Pictures/1000871200000C180000166DA4745974BF75773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b25" officeooo:paragraph-rsid="000fab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74cm" svg:y="0.106cm" svg:width="3.096cm" svg:height="5.741cm" draw:z-index="0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2" text:anchor-type="paragraph" svg:x="3.168cm" svg:y="0.106cm" svg:width="3.096cm" svg:height="5.741cm" draw:z-index="1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3" text:anchor-type="paragraph" svg:x="6.262cm" svg:y="0.106cm" svg:width="3.096cm" svg:height="5.741cm" draw:z-index="2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4" text:anchor-type="paragraph" svg:x="9.356cm" svg:y="0.106cm" svg:width="3.096cm" svg:height="5.741cm" draw:z-index="3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5" text:anchor-type="paragraph" svg:x="12.45cm" svg:y="0.106cm" svg:width="3.096cm" svg:height="5.741cm" draw:z-index="4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6" text:anchor-type="paragraph" svg:x="0.074cm" svg:y="5.846cm" svg:width="3.096cm" svg:height="5.741cm" draw:z-index="5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7" text:anchor-type="paragraph" svg:x="3.168cm" svg:y="5.846cm" svg:width="3.096cm" svg:height="5.741cm" draw:z-index="6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8" text:anchor-type="paragraph" svg:x="6.262cm" svg:y="5.846cm" svg:width="3.096cm" svg:height="5.741cm" draw:z-index="7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9" text:anchor-type="paragraph" svg:x="9.356cm" svg:y="5.846cm" svg:width="3.096cm" svg:height="5.741cm" draw:z-index="8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<draw:frame draw:style-name="fr1" draw:name="Image10" text:anchor-type="paragraph" svg:x="12.45cm" svg:y="5.846cm" svg:width="3.096cm" svg:height="5.741cm" draw:z-index="9"><draw:image xlink:href="Pictures/1000871200000C180000166DA4745974BF757736.svg" xlink:type="simple" xlink:show="embed" xlink:actuate="onLoad"/><draw:image xlink:href="Pictures/1000020100000075000000D9A48E70F05A5352AD.png" xlink:type="simple" xlink:show="embed" xlink:actuate="onLoad"/></draw:frame>g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2:44:46.839872984</meta:creation-date>
    <dc:date>2018-09-02T17:51:38.356046776</dc:date>
    <meta:editing-duration>PT5H6M52S</meta:editing-duration>
    <meta:editing-cycles>2</meta:editing-cycles>
    <meta:generator>LibreOffice/5.2.7.2$Linux_X86_64 LibreOffice_project/20m0$Build-2</meta:generator>
    <meta:print-date>2018-09-02T17:50:24.516728221</meta:print-date>
    <meta:document-statistic meta:table-count="0" meta:image-count="10" meta:object-count="0" meta:page-count="1" meta:paragraph-count="1" meta:word-count="1" meta:character-count="2" meta:non-whitespace-character-count="2"/>
  </office:meta>
</office:document-meta>
</file>